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b8e" officeooo:paragraph-rsid="001eab8e"/>
    </style:style>
    <style:style style:name="P2" style:family="paragraph" style:parent-style-name="Standard">
      <style:text-properties style:font-name="sans-serif" fo:font-size="15.75pt" officeooo:rsid="001eab8e" officeooo:paragraph-rsid="001eab8e"/>
    </style:style>
    <style:style style:name="P3" style:family="paragraph" style:parent-style-name="Standard">
      <style:text-properties style:font-name="sans-serif" fo:font-size="15.75pt" fo:font-weight="bold" officeooo:rsid="0020d43d" officeooo:paragraph-rsid="0020d43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ans-serif" fo:font-size="11pt" fo:font-weight="bold" officeooo:rsid="001eab8e" officeooo:paragraph-rsid="001eab8e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sans-serif" fo:font-size="12pt" fo:font-weight="bold" officeooo:rsid="001eab8e" officeooo:paragraph-rsid="001eab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sans-serif" fo:font-size="12pt" fo:font-weight="bold" officeooo:rsid="001eab8e" officeooo:paragraph-rsid="002002ff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sans-serif" fo:font-size="12pt" officeooo:rsid="001eab8e" officeooo:paragraph-rsid="001eab8e" style:font-size-asian="12pt" style:font-size-complex="12pt"/>
    </style:style>
    <style:style style:name="P8" style:family="paragraph" style:parent-style-name="Standard">
      <style:text-properties fo:font-size="15pt" officeooo:rsid="001eab8e" officeooo:paragraph-rsid="001eab8e" style:font-size-asian="15pt" style:font-size-complex="15pt"/>
    </style:style>
    <style:style style:name="P9" style:family="paragraph" style:parent-style-name="Standard">
      <style:text-properties fo:font-size="24pt" fo:font-weight="bold" officeooo:rsid="001eab8e" officeooo:paragraph-rsid="001eab8e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officeooo:rsid="001eab8e" officeooo:paragraph-rsid="001eab8e" style:font-size-asian="24pt" style:font-size-complex="24pt"/>
    </style:style>
    <style:style style:name="P11" style:family="paragraph" style:parent-style-name="Standard">
      <style:text-properties officeooo:rsid="002002ff" officeooo:paragraph-rsid="002002ff"/>
    </style:style>
    <style:style style:name="P12" style:family="paragraph" style:parent-style-name="Standard">
      <style:text-properties officeooo:paragraph-rsid="002002ff"/>
    </style:style>
    <style:style style:name="P13" style:family="paragraph" style:parent-style-name="Standard">
      <style:text-properties fo:font-size="12pt" fo:font-weight="bold" officeooo:rsid="0020d43d" officeooo:paragraph-rsid="0020d43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0pt" fo:font-weight="normal" officeooo:rsid="0020d43d" officeooo:paragraph-rsid="0020d43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002ff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2002ff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sans-serif" fo:font-size="12pt" fo:font-weight="bold" officeooo:rsid="001eab8e" officeooo:paragraph-rsid="002002ff" style:font-size-asian="12pt" style:font-weight-asian="bold" style:font-size-complex="12pt" style:font-weight-complex="bol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 style:font-size-complex="13pt" style:font-weight-complex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2002ff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/>
    </style:style>
    <style:style style:name="T9" style:family="text">
      <style:text-properties fo:color="#000000" style:font-name="Monospace" officeooo:rsid="002002ff"/>
    </style:style>
    <style:style style:name="T10" style:family="text">
      <style:text-properties fo:color="#000000" style:font-name="Monospace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Monospace" fo:font-size="12pt" fo:font-weight="bold" officeooo:rsid="002002ff" style:font-size-asian="12pt" style:font-weight-asian="bold" style:font-size-complex="12pt" style:font-weight-complex="bold"/>
    </style:style>
    <style:style style:name="T12" style:family="text">
      <style:text-properties fo:color="#000000" style:font-name="Monospace" fo:font-weight="bold" style:font-weight-asian="bold" style:font-weight-complex="bold"/>
    </style:style>
    <style:style style:name="T13" style:family="text">
      <style:text-properties fo:color="#000000" style:font-name="Monospace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style:font-name="Monospace" style:text-underline-style="solid" style:text-underline-width="auto" style:text-underline-color="font-color"/>
    </style:style>
    <style:style style:name="T15" style:family="text">
      <style:text-properties fo:color="#000000"/>
    </style:style>
    <style:style style:name="T16" style:family="text">
      <style:text-properties fo:color="#000000" officeooo:rsid="002002ff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/>
    </style:style>
    <style:style style:name="T19" style:family="text">
      <style:text-properties fo:color="#c48cff" style:font-name="Monospace" fo:font-size="10pt" style:font-size-asian="10pt"/>
    </style:style>
    <style:style style:name="T20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c48cff" style:font-name="Monospace" style:text-underline-style="solid" style:text-underline-width="auto" style:text-und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002ff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aibhav Shekhar Dave</text:p>
      <text:p text:style-name="P10"/>
      <text:p text:style-name="P8">HW 3 CS6240 Parallel Data Processing – Spring 19.</text:p>
      <text:p text:style-name="P10"/>
      <text:p text:style-name="P1"/>
      <text:p text:style-name="P2"><text:span text:style-name="T22">Combining in Spark</text:span>:</text:p>
      <text:p text:style-name="P2"/>
      <text:p text:style-name="P2"><text:span text:style-name="T4"/></text:p>
      <text:p text:style-name="P5"><text:span text:style-name="T9">1) </text:span><text:span text:style-name="T8">RDD_R</text:span></text:p>
      <text:p text:style-name="P7"><text:span text:style-name="T8"/></text:p>
      <text:p text:style-name="P2"><text:span text:style-name="T4">//</text:span><text:span text:style-name="T5">Reading csv file</text:span></text:p>
      <text:p text:style-name="P15"><text:span text:style-name="T4"><text:s text:c="4"/></text:span><text:span text:style-name="T1">val</text:span><text:span text:style-name="T4"> textFile = sc.textFile(inputPath</text:span><text:span text:style-name="T6">)</text:span></text:p>
      <text:p text:style-name="P15"><text:span text:style-name="T4"/></text:p>
      <text:p text:style-name="P15"><text:span text:style-name="T4">//Using reduceByKey with a function to perform summation</text:span></text:p>
      <text:p text:style-name="P15"><text:span text:style-name="T4"><text:s text:c="4"/></text:span><text:span text:style-name="T1">val</text:span><text:span text:style-name="T4"> counts = textFile.map(line =</text:span><text:span text:style-name="T6">&gt;</text:span><text:span text:style-name="T4"> line.split(</text:span><text:span text:style-name="T17">","</text:span><text:span text:style-name="T6">)</text:span><text:span text:style-name="T4">(</text:span><text:span text:style-name="T19">0</text:span><text:span text:style-name="T4">))</text:span></text:p>
      <text:p text:style-name="P15"><text:span text:style-name="T4"><text:s text:c="6"/>.map(word =</text:span><text:span text:style-name="T6">&gt;</text:span><text:span text:style-name="T4"> (word, </text:span><text:span text:style-name="T19">1</text:span><text:span text:style-name="T4">))</text:span></text:p>
      <text:p text:style-name="P15"><text:span text:style-name="T4"><text:s text:c="6"/>.reduceByKey(</text:span><text:span text:style-name="T6">_</text:span><text:span text:style-name="T4"> + </text:span><text:span text:style-name="T6">_)</text:span></text:p>
      <text:p text:style-name="P17"/>
      <text:p text:style-name="P15"><text:span text:style-name="T4"><text:s text:c="4"/>counts.saveAsTextFile(outputPath</text:span><text:span text:style-name="T6">)</text:span></text:p>
      <text:p text:style-name="P15"><text:span text:style-name="T4"><text:s text:c="4"/></text:span></text:p>
      <text:p text:style-name="P2"/>
      <text:p text:style-name="P2"/>
      <text:p text:style-name="P4">Corresponding toDebugString()</text:p>
      <text:p text:style-name="P2"/>
      <text:p text:style-name="P1">(40) ShuffledRDD[4] at reduceByKey at WordCount.scala:28 []</text:p>
      <text:p text:style-name="P1"><text:s/>+-(40) MapPartitionsRDD[3] at map at WordCount.scala:27 []</text:p>
      <text:p text:style-name="P1"><text:s text:c="4"/>| <text:s text:c="2"/>MapPartitionsRDD[2] at map at WordCount.scala:26 []</text:p>
      <text:p text:style-name="P1"><text:s text:c="4"/>| <text:s text:c="2"/>input/edges.csv MapPartitionsRDD[1] at textFile at WordCount.scala:25 []</text:p>
      <text:p text:style-name="P1"><text:s text:c="4"/>| <text:s text:c="2"/>input/edges.csv HadoopRDD[0] at textFile at WordCount.scala:25 [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<text:span text:style-name="T23">2) </text:span><text:span text:style-name="T10">RDD_G</text:span></text:p>
      <text:p text:style-name="P17"/>
      <text:p text:style-name="P17">// <text:span text:style-name="T23">Reading csv file</text:span></text:p>
      <text:p text:style-name="P15"><text:span text:style-name="T4"><text:s text:c="4"/></text:span><text:span text:style-name="T1">val</text:span><text:span text:style-name="T4"> textFile = sc.textFile(inputPath</text:span><text:span text:style-name="T6">)</text:span></text:p>
      <text:p text:style-name="P17"/>
      <text:p text:style-name="P16"><text:span text:style-name="T4">//Using </text:span><text:span text:style-name="T5">group</text:span><text:span text:style-name="T4">ByKey with a function to perform summation</text:span><text:span text:style-name="T24"><text:tab/></text:span></text:p>
      <text:p text:style-name="P15"><text:span text:style-name="T4"><text:s text:c="4"/></text:span><text:span text:style-name="T1">val</text:span><text:span text:style-name="T4"> counts = textFile.map(line =</text:span><text:span text:style-name="T6">&gt;</text:span><text:span text:style-name="T4"> line.split(</text:span><text:span text:style-name="T17">","</text:span><text:span text:style-name="T6">)</text:span><text:span text:style-name="T4">(</text:span><text:span text:style-name="T19">0</text:span><text:span text:style-name="T4">))</text:span></text:p>
      <text:p text:style-name="P15"><text:span text:style-name="T4"><text:s text:c="6"/>.map(word =</text:span><text:span text:style-name="T6">&gt;</text:span><text:span text:style-name="T4"> (word, </text:span><text:span text:style-name="T19">1</text:span><text:span text:style-name="T4">))</text:span></text:p>
      <text:p text:style-name="P15"><text:span text:style-name="T4"><text:s text:c="6"/>.groupByKey()</text:span></text:p>
      <text:p text:style-name="P15"><text:span text:style-name="T4"><text:s text:c="6"/>.mapValues(id =</text:span><text:span text:style-name="T6">&gt;</text:span><text:span text:style-name="T4"> id.sum)</text:span></text:p>
      <text:p text:style-name="P17"/>
      <text:p text:style-name="P15"><text:span text:style-name="T4"><text:s text:c="4"/>counts.saveAsTextFile(outputPath</text:span><text:span text:style-name="T6">)</text:span></text:p>
      <text:p text:style-name="P17"/>
      <text:p text:style-name="P11"><text:span text:style-name="T4"><text:s text:c="2"/>}</text:span></text:p>
      <text:p text:style-name="P11"><text:span text:style-name="T4"/></text:p>
      <text:p text:style-name="P6"><text:span text:style-name="T8">Corresponding toDebugString()</text:span></text:p>
      <text:p text:style-name="P11"><text:span text:style-name="T4"/></text:p>
      <text:p text:style-name="P11"><text:span text:style-name="T4">(40) MapPartitionsRDD[5] at mapValues at WordCount.scala:43 []</text:span></text:p>
      <text:p text:style-name="P11"><text:span text:style-name="T4"><text:s/>| <text:s text:c="2"/>ShuffledRDD[4] at groupByKey at WordCount.scala:42 []</text:span></text:p>
      <text:p text:style-name="P11"><text:span text:style-name="T4"><text:s/>+-(40) MapPartitionsRDD[3] at map at WordCount.scala:41 []</text:span></text:p>
      <text:p text:style-name="P11"><text:span text:style-name="T4"><text:s text:c="4"/>| <text:s text:c="2"/>MapPartitionsRDD[2] at map at WordCount.scala:40 []</text:span></text:p>
      <text:p text:style-name="P11"><text:span text:style-name="T4"><text:s text:c="4"/>| <text:s text:c="2"/>input/edges.csv MapPartitionsRDD[1] at textFile at WordCount.scala:38 []</text:span></text:p>
      <text:p text:style-name="P11"><text:span text:style-name="T4"><text:s text:c="4"/>| <text:s text:c="2"/>input/edges.csv HadoopRDD[0] at textFile at WordCount.scala:38 []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5">3) </text:span><text:span text:style-name="T10">RDD_F</text:span></text:p>
      <text:p text:style-name="P17"/>
      <text:p text:style-name="P18">// <text:span text:style-name="T23">Reading csv file</text:span></text:p>
      <text:p text:style-name="P15"><text:span text:style-name="T4"><text:s text:c="4"/></text:span><text:span text:style-name="T1">val</text:span><text:span text:style-name="T4"> textFile = sc.textFile(inputPath</text:span><text:span text:style-name="T6">)</text:span></text:p>
      <text:p text:style-name="P17"/>
      <text:p text:style-name="P18"><text:span text:style-name="T15">//Using </text:span><text:span text:style-name="T16">fold</text:span><text:span text:style-name="T15">ByKey with a function to perform summation</text:span><text:tab/></text:p>
      <text:p text:style-name="P15"><text:span text:style-name="T4"><text:s text:c="4"/></text:span><text:span text:style-name="T1">val</text:span><text:span text:style-name="T4"> counts = textFile.map(line =</text:span><text:span text:style-name="T6">&gt;</text:span><text:span text:style-name="T4"> line.split(</text:span><text:span text:style-name="T17">","</text:span><text:span text:style-name="T6">)</text:span><text:span text:style-name="T4">(</text:span><text:span text:style-name="T19">0</text:span><text:span text:style-name="T4">))</text:span></text:p>
      <text:p text:style-name="P15"><text:span text:style-name="T4"><text:s text:c="6"/>.map(word =</text:span><text:span text:style-name="T6">&gt;</text:span><text:span text:style-name="T4"> (word, </text:span><text:span text:style-name="T19">1</text:span><text:span text:style-name="T4">))</text:span></text:p>
      <text:p text:style-name="P15"><text:span text:style-name="T4"><text:s text:c="6"/>.foldByKey(</text:span><text:span text:style-name="T19">0</text:span><text:span text:style-name="T6">)</text:span><text:span text:style-name="T4">(</text:span><text:span text:style-name="T6">_</text:span><text:span text:style-name="T4"> + </text:span><text:span text:style-name="T6">_)</text:span></text:p>
      <text:p text:style-name="P15"><text:span text:style-name="T4"><text:s text:c="4"/>counts.saveAsTextFile(outputPath</text:span><text:span text:style-name="T6">)</text:span></text:p>
      <text:p text:style-name="P17"/>
      <text:p text:style-name="P15"><text:span text:style-name="T4"><text:s text:c="2"/>}</text:span></text:p>
      <text:p text:style-name="P15"><text:span text:style-name="T4"/></text:p>
      <text:p text:style-name="P19"><text:span text:style-name="T8">Corresponding toDebugString()</text:span></text:p>
      <text:p text:style-name="P11"><text:span text:style-name="T4"/></text:p>
      <text:p text:style-name="P11"><text:span text:style-name="T4">(40) ShuffledRDD[4] at foldByKey at WordCount.scala:58 []</text:span></text:p>
      <text:p text:style-name="P11"><text:span text:style-name="T4"><text:s/>+-(40) MapPartitionsRDD[3] at map at WordCount.scala:57 []</text:span></text:p>
      <text:p text:style-name="P11"><text:span text:style-name="T4"><text:s text:c="4"/>| <text:s text:c="2"/>MapPartitionsRDD[2] at map at WordCount.scala:56 []</text:span></text:p>
      <text:p text:style-name="P11"><text:span text:style-name="T4"><text:s text:c="4"/>| <text:s text:c="2"/>input/edges.csv MapPartitionsRDD[1] at textFile at WordCount.scala:54 []</text:span></text:p>
      <text:p text:style-name="P11"><text:span text:style-name="T4"><text:s text:c="4"/>| <text:s text:c="2"/>input/edges.csv HadoopRDD[0] at textFile at WordCount.scala:54 []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/></text:p>
      <text:p text:style-name="P11"><text:span text:style-name="T4">4) </text:span><text:span text:style-name="T10">RDD_A</text:span></text:p>
      <text:p text:style-name="P17"/>
      <text:p text:style-name="P18">// <text:span text:style-name="T23">Reading csv file</text:span></text:p>
      <text:p text:style-name="P15"><text:span text:style-name="T4"><text:s text:c="4"/></text:span><text:span text:style-name="T1">val</text:span><text:span text:style-name="T4"> textFile = sc.textFile(inputPath</text:span><text:span text:style-name="T6">)</text:span></text:p>
      <text:p text:style-name="P17"/>
      <text:p text:style-name="P18"><text:span text:style-name="T15">//Using </text:span><text:span text:style-name="T16">aggregate</text:span><text:span text:style-name="T15">ByKey with a function to perform summation</text:span></text:p>
      <text:p text:style-name="P15"><text:span text:style-name="T4"><text:s text:c="4"/></text:span><text:span text:style-name="T1">val</text:span><text:span text:style-name="T4"> counts = textFile.map(line =</text:span><text:span text:style-name="T6">&gt;</text:span><text:span text:style-name="T4"> line.split(</text:span><text:span text:style-name="T17">","</text:span><text:span text:style-name="T6">)</text:span><text:span text:style-name="T4">(</text:span><text:span text:style-name="T19">0</text:span><text:span text:style-name="T4">))</text:span></text:p>
      <text:p text:style-name="P15"><text:span text:style-name="T4"><text:s text:c="6"/>.map(word =</text:span><text:span text:style-name="T6">&gt;</text:span><text:span text:style-name="T4"> (word, </text:span><text:span text:style-name="T19">1</text:span><text:span text:style-name="T4">))</text:span></text:p>
      <text:p text:style-name="P15"><text:span text:style-name="T4"><text:s text:c="6"/>.aggregateByKey(</text:span><text:span text:style-name="T19">0</text:span><text:span text:style-name="T4">)</text:span><text:span text:style-name="T6">(_</text:span><text:span text:style-name="T4"> + </text:span><text:span text:style-name="T6">_,</text:span><text:span text:style-name="T4"> </text:span><text:span text:style-name="T6">_</text:span><text:span text:style-name="T4"> + </text:span><text:span text:style-name="T6">_)</text:span></text:p>
      <text:p text:style-name="P16"><text:span text:style-name="T4"><text:s text:c="4"/></text:span></text:p>
      <text:p text:style-name="P16"><text:span text:style-name="T4"><text:tab/>counts.saveAsTextFile(outputPath</text:span><text:span text:style-name="T6">)</text:span></text:p>
      <text:p text:style-name="P17"/>
      <text:p text:style-name="P15"><text:span text:style-name="T4"><text:s text:c="4"/></text:span><text:span text:style-name="T25">// Printing the RDD </text:span><text:span text:style-name="T26">lineage</text:span><text:span text:style-name="T25"> graph</text:span></text:p>
      <text:p text:style-name="P15"><text:span text:style-name="T4"><text:s text:c="4"/>println(counts.toDebugString);</text:span></text:p>
      <text:p text:style-name="P17"/>
      <text:p text:style-name="P11"><text:span text:style-name="T4"><text:s text:c="2"/>}</text:span></text:p>
      <text:p text:style-name="P11"><text:span text:style-name="T4"/></text:p>
      <text:p text:style-name="P19"><text:span text:style-name="T8">Corresponding toDebugString()</text:span></text:p>
      <text:p text:style-name="P11"><text:span text:style-name="T4"/></text:p>
      <text:p text:style-name="P11"><text:span text:style-name="T4">(40) ShuffledRDD[4] at aggregateByKey at WordCount.scala:73 []</text:span></text:p>
      <text:p text:style-name="P11"><text:span text:style-name="T4"><text:s/>+-(40) MapPartitionsRDD[3] at map at WordCount.scala:72 []</text:span></text:p>
      <text:p text:style-name="P11"><text:span text:style-name="T4"><text:s text:c="4"/>| <text:s text:c="2"/>MapPartitionsRDD[2] at map at WordCount.scala:71 []</text:span></text:p>
      <text:p text:style-name="P11"><text:span text:style-name="T4"><text:s text:c="4"/>| <text:s text:c="2"/>input/edges.csv MapPartitionsRDD[1] at textFile at WordCount.scala:69 []</text:span></text:p>
      <text:p text:style-name="P11"><text:span text:style-name="T4"><text:s text:c="4"/>| <text:s text:c="2"/>input/edges.csv HadoopRDD[0] at textFile at WordCount.scala:69 []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oft-page-break/><text:span text:style-name="T5">5) </text:span><text:span text:style-name="T10">DSE</text:span><text:span text:style-name="T11">T</text:span></text:p>
      <text:p text:style-name="P15"><text:span text:style-name="T4"/></text:p>
      <text:p text:style-name="P17"/>
      <text:p text:style-name="P15"><text:span text:style-name="T4"><text:s text:c="4"/></text:span><text:span text:style-name="T2">val</text:span><text:span text:style-name="T4"> word = spark.read.csv(inputPath).groupBy(</text:span><text:span text:style-name="T17">"_c1"</text:span><text:span text:style-name="T4">).count(</text:span><text:span text:style-name="T6">)</text:span></text:p>
      <text:p text:style-name="P15"><text:span text:style-name="T4"><text:s text:c="4"/>println(word.explain(extended = </text:span><text:span text:style-name="T1">true</text:span><text:span text:style-name="T4">)</text:span><text:span text:style-name="T6">)</text:span></text:p>
      <text:p text:style-name="P15"><text:span text:style-name="T4"><text:s text:c="4"/>word.coalesce(</text:span><text:span text:style-name="T19">1</text:span><text:span text:style-name="T4">).write.csv(outputPath</text:span><text:span text:style-name="T6">)</text:span></text:p>
      <text:p text:style-name="P17"/>
      <text:p text:style-name="P11"><text:span text:style-name="T4"><text:s text:c="2"/>}</text:span></text:p>
      <text:p text:style-name="P11"><text:span text:style-name="T4"/></text:p>
      <text:p text:style-name="P11"><text:span text:style-name="T4"/></text:p>
      <text:p text:style-name="P13"><text:span text:style-name="T8">Coressponding Explain</text:span></text:p>
      <text:p text:style-name="P13"><text:span text:style-name="T8"/></text:p>
      <text:p text:style-name="P14"><text:span text:style-name="T8">Start</text:span></text:p>
      <text:p text:style-name="P14"><text:span text:style-name="T8">2019-02-21 21:26:04 INFO <text:s/>FileSourceStrategy:54 - Pruning directories with: </text:span></text:p>
      <text:p text:style-name="P14"><text:span text:style-name="T8">2019-02-21 21:26:04 INFO <text:s/>FileSourceStrategy:54 - Post-Scan Filters: </text:span></text:p>
      <text:p text:style-name="P14"><text:span text:style-name="T8">2019-02-21 21:26:04 INFO <text:s/>FileSourceStrategy:54 - Output Data Schema: struct&lt;_c1: string&gt;</text:span></text:p>
      <text:p text:style-name="P14"><text:span text:style-name="T8">2019-02-21 21:26:04 INFO <text:s/>FileSourceScanExec:54 - Pushed Filters: </text:span></text:p>
      <text:p text:style-name="P14"><text:span text:style-name="T8">== Parsed Logical Plan ==</text:span></text:p>
      <text:p text:style-name="P14"><text:span text:style-name="T8">Aggregate [_c1#11], [_c1#11, count(1) AS count#17L]</text:span></text:p>
      <text:p text:style-name="P14"><text:span text:style-name="T8">+- AnalysisBarrier</text:span></text:p>
      <text:p text:style-name="P14"><text:span text:style-name="T8"><text:s text:c="6"/>+- Relation[_c0#10,_c1#11] csv</text:span></text:p>
      <text:p text:style-name="P14"><text:span text:style-name="T8"/></text:p>
      <text:p text:style-name="P14"><text:span text:style-name="T8">== Analyzed Logical Plan ==</text:span></text:p>
      <text:p text:style-name="P14"><text:span text:style-name="T8">_c1: string, count: bigint</text:span></text:p>
      <text:p text:style-name="P14"><text:span text:style-name="T8">Aggregate [_c1#11], [_c1#11, count(1) AS count#17L]</text:span></text:p>
      <text:p text:style-name="P14"><text:span text:style-name="T8">+- Relation[_c0#10,_c1#11] csv</text:span></text:p>
      <text:p text:style-name="P14"><text:span text:style-name="T8"/></text:p>
      <text:p text:style-name="P14"><text:span text:style-name="T8">== Optimized Logical Plan ==</text:span></text:p>
      <text:p text:style-name="P14"><text:span text:style-name="T8">Aggregate [_c1#11], [_c1#11, count(1) AS count#17L]</text:span></text:p>
      <text:p text:style-name="P14"><text:span text:style-name="T8">+- Project [_c1#11]</text:span></text:p>
      <text:p text:style-name="P14"><text:span text:style-name="T8"><text:s text:c="3"/>+- Relation[_c0#10,_c1#11] csv</text:span></text:p>
      <text:p text:style-name="P14"><text:span text:style-name="T8"/></text:p>
      <text:p text:style-name="P14"><text:span text:style-name="T8">== Physical Plan ==</text:span></text:p>
      <text:p text:style-name="P14"><text:span text:style-name="T8">*(2) HashAggregate(keys=[_c1#11], functions=[count(1)], output=[_c1#11, count#17L])</text:span></text:p>
      <text:p text:style-name="P14"><text:span text:style-name="T8">+- Exchange hashpartitioning(_c1#11, 200)</text:span></text:p>
      <text:p text:style-name="P14"><text:span text:style-name="T8"><text:s text:c="3"/>+- *(1) HashAggregate(keys=[_c1#11], functions=[partial_count(1)], output=[_c1#11, count#22L])</text:span></text:p>
      <text:p text:style-name="P14"><text:span text:style-name="T8"><text:s text:c="6"/>+- *(1) FileScan csv [_c1#11] Batched: false, Format: CSV, Location: InMemoryFileIndex[file:/home/vaibhav/Desktop/lspdpNew/parallelDataProcessing/SocialTriagleSpark/S..., PartitionFilters: [], PushedFilters: [], ReadSchema: struct&lt;_c1:string&gt;</text:span></text:p>
      <text:p text:style-name="P14"><text:span text:style-name="T8">()</text:span></text:p>
      <text:p text:style-name="P14"><text:span text:style-name="T8">End</text:span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oft-page-break/><text:span text:style-name="T8"/></text:p>
      <text:p text:style-name="P14"><text:span text:style-name="T8"/></text:p>
      <text:p text:style-name="P3"><text:span text:style-name="T8">Join Implementation</text:span></text:p>
      <text:p text:style-name="P14"><text:span text:style-name="T8"/></text:p>
      <text:p text:style-name="P14"><text:span text:style-name="T8">1) </text:span><text:span text:style-name="T13">R-RS Join</text:span></text:p>
      <text:p text:style-name="P14"><text:span text:style-name="T13"/></text:p>
      <text:p text:style-name="P14"><text:span text:style-name="T13"/></text:p>
      <text:p text:style-name="P14"><text:span text:style-name="T3">val</text:span><text:span text:style-name="T8"> maxFilter = </text:span><text:span text:style-name="T21">15000</text:span></text:p>
      <text:p text:style-name="P15"><text:span text:style-name="T7"/></text:p>
      <text:p text:style-name="P15"><text:span text:style-name="T1">val</text:span><text:span text:style-name="T4"> textFile = sc.textFile(</text:span><text:span text:style-name="T17">"s3://mr-input/edges.csv"</text:span><text:span text:style-name="T6">)</text:span></text:p>
      <text:p text:style-name="P17"/>
      <text:p text:style-name="P15"><text:span text:style-name="T4"><text:tab/></text:span><text:span text:style-name="T25">//Filter using the </text:span><text:span text:style-name="T26">maxfilter</text:span></text:p>
      <text:p text:style-name="P15"><text:span text:style-name="T4"><text:tab/></text:span><text:span text:style-name="T1">val</text:span><text:span text:style-name="T4"> filteredEdges = textFile.map(line =</text:span><text:span text:style-name="T6">&gt;</text:span><text:span text:style-name="T4"> line.split(</text:span><text:span text:style-name="T17">","</text:span><text:span text:style-name="T4">))</text:span></text:p>
      <text:p text:style-name="P15"><text:span text:style-name="T4"><text:tab/><text:tab/><text:tab/><text:tab/><text:tab/><text:tab/>.filter(edge =</text:span><text:span text:style-name="T6">&gt;</text:span><text:span text:style-name="T4"> edge(</text:span><text:span text:style-name="T19">0</text:span><text:span text:style-name="T4">).toInt &lt; maxFilter &amp;&amp; <text:s/>edge(</text:span><text:span text:style-name="T19">1</text:span><text:span text:style-name="T4">).toInt &lt; maxFilter)</text:span></text:p>
      <text:p text:style-name="P15"><text:span text:style-name="T4"><text:tab/><text:tab/><text:tab/><text:tab/><text:tab/> <text:s text:c="3"/>.map(edge =</text:span><text:span text:style-name="T6">&gt;</text:span><text:span text:style-name="T4"> (edge(</text:span><text:span text:style-name="T19">0</text:span><text:span text:style-name="T4">), edge(</text:span><text:span text:style-name="T19">1</text:span><text:span text:style-name="T4">))</text:span><text:span text:style-name="T6">)</text:span></text:p>
      <text:p text:style-name="P17"/>
      <text:p text:style-name="P15"><text:span text:style-name="T4"><text:tab/></text:span><text:span text:style-name="T25">// To find pairs a→ b and b→c , we need to find pairs that have the common node ‘b’.</text:span></text:p>
      <text:p text:style-name="P15"><text:span text:style-name="T4"><text:tab/></text:span><text:span text:style-name="T25">// So join the edges </text:span><text:span text:style-name="T26">dataset</text:span><text:span text:style-name="T25"> on a </text:span><text:span text:style-name="T26">flipped</text:span><text:span text:style-name="T25"> version of the same </text:span><text:span text:style-name="T26">dataset</text:span><text:span text:style-name="T25">, to get Path2.</text:span></text:p>
      <text:p text:style-name="P15"><text:span text:style-name="T4"><text:tab/></text:span><text:span text:style-name="T1">val</text:span><text:span text:style-name="T4"> edgesOnce = filteredEdges.map(edge =</text:span><text:span text:style-name="T6">&gt;</text:span><text:span text:style-name="T4"> (edge._2, edge._1)</text:span><text:span text:style-name="T6">)</text:span><text:span text:style-name="T4"> </text:span><text:span text:style-name="T25">//flip all edges</text:span></text:p>
      <text:p text:style-name="P15"><text:span text:style-name="T4"><text:tab/></text:span><text:span text:style-name="T1">val</text:span><text:span text:style-name="T4"> edgesTwice = filteredEdges.map(edge =</text:span><text:span text:style-name="T6">&gt;</text:span><text:span text:style-name="T4"> (edge._1, edge._2)</text:span><text:span text:style-name="T6">)</text:span><text:span text:style-name="T4"> </text:span><text:span text:style-name="T25">//don't do anything</text:span></text:p>
      <text:p text:style-name="P15"><text:span text:style-name="T4"><text:tab/></text:span><text:span text:style-name="T1">val</text:span><text:span text:style-name="T4"> edgesThrice = filteredEdges.map(edge =</text:span><text:span text:style-name="T6">&gt;</text:span><text:span text:style-name="T4"> ((edge._1</text:span><text:span text:style-name="T6">,</text:span><text:span text:style-name="T4">edge._2) , </text:span><text:span text:style-name="T19">1</text:span><text:span text:style-name="T4">)</text:span><text:span text:style-name="T6">)</text:span></text:p>
      <text:p text:style-name="P17"/>
      <text:p text:style-name="P15"><text:span text:style-name="T4"><text:tab/></text:span><text:span text:style-name="T25">//Calculating path2</text:span></text:p>
      <text:p text:style-name="P15"><text:span text:style-name="T4"><text:tab/></text:span><text:span text:style-name="T1">val</text:span><text:span text:style-name="T4"> path2 = edgesOnce.join(edgesTwice).map(pair =</text:span><text:span text:style-name="T6">&gt;</text:span><text:span text:style-name="T4"> pair._2)</text:span></text:p>
      <text:p text:style-name="P17"/>
      <text:p text:style-name="P15"><text:span text:style-name="T4"><text:tab/></text:span><text:span text:style-name="T25">//Reverse the </text:span><text:span text:style-name="T26">endpoints</text:span><text:span text:style-name="T25"> of path2 edges to exactly match with the keys</text:span></text:p>
      <text:p text:style-name="P15"><text:span text:style-name="T4"><text:tab/></text:span><text:span text:style-name="T25">//of the third edge </text:span><text:span text:style-name="T26">dataset</text:span><text:span text:style-name="T25">.</text:span></text:p>
      <text:p text:style-name="P15"><text:span text:style-name="T4"><text:tab/></text:span><text:span text:style-name="T2">val</text:span><text:span text:style-name="T4"> revPath2 = path2.map(x =</text:span><text:span text:style-name="T6">&gt;</text:span><text:span text:style-name="T4"> ((x._2 </text:span><text:span text:style-name="T6">,</text:span><text:span text:style-name="T4"> x._1) , </text:span><text:span text:style-name="T19">1</text:span><text:span text:style-name="T4">)</text:span><text:span text:style-name="T6">)</text:span></text:p>
      <text:p text:style-name="P15"><text:span text:style-name="T4"><text:tab/><text:tab/><text:tab/><text:tab/><text:tab/><text:tab/></text:span></text:p>
      <text:p text:style-name="P15"><text:span text:style-name="T4"><text:tab/></text:span><text:span text:style-name="T25">//Divide by 3 to eliminate redundant counting of same triangles</text:span></text:p>
      <text:p text:style-name="P15"><text:span text:style-name="T4"><text:tab/></text:span><text:span text:style-name="T25">//with different order of edges.</text:span></text:p>
      <text:p text:style-name="P15"><text:span text:style-name="T4"><text:tab/></text:span><text:span text:style-name="T1">val</text:span><text:span text:style-name="T4"> matches = revPath2.join(edgesThrice).count(</text:span><text:span text:style-name="T6">)</text:span></text:p>
      <text:p text:style-name="P15"><text:span text:style-name="T4"><text:tab/></text:span><text:span text:style-name="T1">val</text:span><text:span text:style-name="T4"> triangleCount = <text:s/>matches/</text:span><text:span text:style-name="T20">3</text:span></text:p>
      <text:p text:style-name="P14"><text:span text:style-name="T8"><text:tab/>println(</text:span><text:span text:style-name="T18">"Number of triangles = "</text:span><text:span text:style-name="T8">+ triangleCount</text:span><text:span text:style-name="T1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48:33.693832487</meta:creation-date>
    <dc:date>2019-02-22T20:20:13.191692496</dc:date>
    <meta:editing-duration>PT19S</meta:editing-duration>
    <meta:editing-cycles>1</meta:editing-cycles>
    <meta:document-statistic meta:table-count="0" meta:image-count="0" meta:object-count="0" meta:page-count="5" meta:paragraph-count="122" meta:word-count="618" meta:character-count="5343" meta:non-whitespace-character-count="4562"/>
    <meta:generator>LibreOffice/6.0.7.3$Linux_X86_64 LibreOffice_project/00m0$Build-3</meta:generator>
  </office:meta>
</office:document-meta>
</file>